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4.322cm" fo:min-width="31.785cm"/>
    </style:style>
    <style:style style:name="gr2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4.576cm" fo:min-width="31.785cm"/>
    </style:style>
    <style:style style:name="gr3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3.95cm" fo:min-width="31.785cm"/>
    </style:style>
    <style:style style:name="gr4" style:family="graphic" style:parent-style-name="objectwithoutfill">
      <style:graphic-properties svg:stroke-width="0.102cm" svg:stroke-color="#000000" draw:marker-start-width="0.152cm" draw:marker-end="Arrow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3465a4" draw:fill="solid" draw:fill-color="#000000" draw:opacity="10%" draw:textarea-horizontal-align="justify" draw:textarea-vertical-align="middle" draw:auto-grow-height="false" fo:min-height="13.339cm" fo:min-width="1.151cm" draw:shadow-opacity="10%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svg:stroke-width="0.051cm" svg:stroke-color="#4c4c4c" draw:marker-start-width="0.355cm" draw:marker-end-width="0.355cm" draw:textarea-horizontal-align="justify" draw:textarea-vertical-align="middle" draw:auto-grow-height="false" fo:min-height="1.844cm" fo:min-width="7.706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4c4c4c" draw:marker-start-width="0.355cm" draw:marker-end-width="0.355cm" draw:textarea-horizontal-align="justify" draw:textarea-vertical-align="middle" draw:auto-grow-height="false" fo:min-height="1.138cm" fo:min-width="5.042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2.271cm" fo:min-width="8.517cm"/>
    </style:style>
    <style:style style:name="gr10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2.271cm" fo:min-width="6.104cm"/>
    </style:style>
    <style:style style:name="gr11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2.271cm" fo:min-width="6.358cm"/>
    </style:style>
    <style:style style:name="gr12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2.271cm" fo:min-width="4.453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color="#ffffff" fo:font-size="26pt" style:font-size-asian="26pt" style:font-size-complex="26pt"/>
    </style:style>
    <style:style style:name="P8" style:family="paragraph">
      <loext:graphic-properties draw:fill="solid" draw:fill-color="#47b769"/>
      <style:paragraph-properties fo:text-align="center"/>
      <style:text-properties fo:color="#ffffff" fo:font-size="28pt" style:font-size-asian="28pt" style:font-size-complex="28pt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.285cm" svg:height="4.572cm" svg:x="1cm" svg:y="14.0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2.285cm" svg:height="4.826cm" svg:x="1cm" svg:y="9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2.285cm" svg:height="4.2cm" svg:x="1cm" svg:y="5.01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6.016cm" svg:y1="8.42cm" svg:x2="10.52cm" svg:y2="10.344cm" draw:start-shape="id1" draw:end-shape="id2" draw:end-glue-point="0" svg:d="M16016 8420c0 1441-5496 480-5496 1924" svg:viewBox="0 0 5497 1925">
          <text:p/>
        </draw:connector>
        <draw:connector draw:style-name="gr4" draw:text-style-name="P3" draw:layer="layout" draw:type="curve" svg:x1="16.016cm" svg:y1="8.42cm" svg:x2="23.771cm" svg:y2="10.326cm" draw:start-shape="id1" draw:start-glue-point="2" draw:end-shape="id3" draw:end-glue-point="0" svg:d="M16016 8420c0 1428 7755 475 7755 1906" svg:viewBox="0 0 7756 1907">
          <text:p/>
        </draw:connector>
        <draw:connector draw:style-name="gr4" draw:text-style-name="P3" draw:layer="layout" draw:type="curve" svg:x1="23.771cm" svg:y1="12.847cm" svg:x2="26.892cm" svg:y2="15.116cm" draw:start-shape="id3" draw:start-glue-point="2" draw:end-shape="id4" svg:d="M23771 12847c0 1701 3121 567 3121 2269" svg:viewBox="0 0 3122 2270">
          <text:p/>
        </draw:connector>
        <draw:connector draw:style-name="gr4" draw:text-style-name="P3" draw:layer="layout" draw:type="curve" svg:x1="23.771cm" svg:y1="12.847cm" svg:x2="21.419cm" svg:y2="15.143cm" draw:start-shape="id3" draw:start-glue-point="2" draw:end-shape="id5" draw:end-glue-point="0" svg:d="M23771 12847c0 1720-2352 573-2352 2296" svg:viewBox="0 0 2353 2297">
          <text:p/>
        </draw:connector>
        <draw:connector draw:style-name="gr4" draw:text-style-name="P3" draw:layer="layout" draw:type="curve" svg:x1="10.52cm" svg:y1="12.865cm" svg:x2="21.419cm" svg:y2="15.143cm" draw:start-shape="id2" draw:start-glue-point="2" draw:end-shape="id5" svg:d="M10520 12865c0 1707 10899 568 10899 2278" svg:viewBox="0 0 10900 2279">
          <text:p/>
        </draw:connector>
        <draw:connector draw:style-name="gr4" draw:text-style-name="P3" draw:layer="layout" draw:type="curve" svg:x1="10.52cm" svg:y1="12.865cm" svg:x2="16.016cm" svg:y2="15.143cm" draw:start-shape="id2" draw:start-glue-point="2" draw:end-shape="id6" draw:end-glue-point="0" svg:d="M10520 12865c0 1707 5496 568 5496 2278" svg:viewBox="0 0 5497 2279">
          <text:p/>
        </draw:connector>
        <draw:connector draw:style-name="gr4" draw:text-style-name="P3" draw:layer="layout" draw:type="curve" svg:x1="10.52cm" svg:y1="12.865cm" svg:x2="10.519cm" svg:y2="15.143cm" draw:start-shape="id2" draw:start-glue-point="2" draw:end-shape="id7" draw:end-glue-point="0" svg:d="M10520 12865c0 1707-1 568-1 2278" svg:viewBox="0 0 2 2279">
          <text:p/>
        </draw:connector>
        <draw:connector draw:style-name="gr4" draw:text-style-name="P3" draw:layer="layout" draw:type="curve" svg:x1="10.52cm" svg:y1="12.865cm" svg:x2="4.919cm" svg:y2="15.143cm" draw:start-shape="id2" draw:start-glue-point="2" draw:end-shape="id8" svg:d="M10520 12865c0 1707-5601 568-5601 2278" svg:viewBox="0 0 5602 2279">
          <text:p/>
        </draw:connector>
        <draw:connector draw:style-name="gr4" draw:text-style-name="P3" draw:layer="layout" draw:type="curve" svg:x1="26.892cm" svg:y1="17.637cm" svg:x2="16.017cm" svg:y2="20.767cm" draw:start-shape="id4" draw:start-glue-point="2" draw:end-shape="id9" draw:end-glue-point="5" svg:d="M26892 17637c0 2326-10875 762-10875 3130" svg:viewBox="0 0 10876 3131">
          <text:p/>
        </draw:connector>
        <draw:connector draw:style-name="gr4" draw:text-style-name="P3" draw:layer="layout" draw:type="curve" svg:x1="21.419cm" svg:y1="17.664cm" svg:x2="16.017cm" svg:y2="20.767cm" draw:start-shape="id5" draw:start-glue-point="2" draw:end-shape="id9" draw:end-glue-point="5" svg:d="M21419 17664c0 2307-5402 756-5402 3103" svg:viewBox="0 0 5403 3104">
          <text:p/>
        </draw:connector>
        <draw:connector draw:style-name="gr4" draw:text-style-name="P3" draw:layer="layout" draw:type="curve" svg:x1="16.016cm" svg:y1="17.664cm" svg:x2="16.017cm" svg:y2="20.767cm" draw:start-shape="id6" draw:start-glue-point="2" draw:end-shape="id9" draw:end-glue-point="5" svg:d="M16016 17664c0 2307 1 756 1 3103" svg:viewBox="0 0 2 3104">
          <text:p/>
        </draw:connector>
        <draw:connector draw:style-name="gr4" draw:text-style-name="P3" draw:layer="layout" draw:type="curve" svg:x1="10.513cm" svg:y1="17.623cm" svg:x2="16.017cm" svg:y2="20.767cm" draw:end-shape="id9" draw:end-glue-point="5" svg:d="M10513 17623c0 1963 5504 392 5504 3144" svg:viewBox="0 0 5505 3145">
          <text:p/>
        </draw:connector>
        <draw:connector draw:style-name="gr4" draw:text-style-name="P3" draw:layer="layout" draw:type="curve" svg:x1="4.919cm" svg:y1="17.664cm" svg:x2="16.016cm" svg:y2="20.767cm" draw:start-shape="id8" draw:start-glue-point="2" draw:end-shape="id9" svg:d="M4919 17664c0 2307 11097 756 11097 3103" svg:viewBox="0 0 11098 3104">
          <text:p/>
        </draw:connector>
        <draw:connector draw:style-name="gr4" draw:text-style-name="P3" draw:layer="layout" draw:type="curve" draw:line-skew="8.944cm" svg:x1="20.525cm" svg:y1="7.159cm" svg:x2="20.144cm" svg:y2="22.482cm" draw:start-shape="id1" draw:start-glue-point="1" draw:end-shape="id9" draw:end-glue-point="8" svg:d="M20525 7159c14164 0 14355 15323-381 15323" svg:viewBox="0 0 11029 15324">
          <text:p/>
        </draw:connector>
        <draw:connector draw:style-name="gr4" draw:text-style-name="P3" draw:layer="layout" draw:type="curve" draw:line-skew="1.581cm" svg:x1="27.073cm" svg:y1="11.586cm" svg:x2="20.144cm" svg:y2="22.482cm" draw:start-shape="id3" draw:start-glue-point="1" draw:end-shape="id9" draw:end-glue-point="8" svg:d="M27073 11586c3121 0 6586 10896-6929 10896" svg:viewBox="0 0 9774 10897">
          <text:p/>
        </draw:connector>
        <draw:connector draw:style-name="gr4" draw:text-style-name="P3" draw:layer="layout" draw:type="curve" draw:line-skew="-4.087cm" svg:x1="7.091cm" svg:y1="11.604cm" svg:x2="11.889cm" svg:y2="22.482cm" draw:start-shape="id2" draw:start-glue-point="3" draw:end-shape="id9" draw:end-glue-point="6" svg:d="M7091 11604c-6880 0-9279 10878 4798 10878" svg:viewBox="0 0 10285 10879">
          <text:p/>
        </draw:connector>
        <draw:custom-shape draw:style-name="gr5" draw:text-style-name="P4" draw:layer="layout" svg:width="1.651cm" svg:height="13.589cm" svg:x="31.68cm" svg:y="5.00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794cm" svg:height="1.143cm" draw:transform="rotate (-1.5707963267949) translate (32.906cm 5.773cm)">
          <draw:text-box>
            <text:p text:style-name="P5">Stage 1</text:p>
          </draw:text-box>
        </draw:frame>
        <draw:frame draw:style-name="gr6" draw:text-style-name="P6" draw:layer="layout" svg:width="2.794cm" svg:height="1.143cm" draw:transform="rotate (-1.5707963267949) translate (32.907cm 10.173cm)">
          <draw:text-box>
            <text:p text:style-name="P5">Stage 2</text:p>
          </draw:text-box>
        </draw:frame>
        <draw:frame draw:style-name="gr6" draw:text-style-name="P6" draw:layer="layout" svg:width="2.794cm" svg:height="1.143cm" draw:transform="rotate (-1.5707963267949) translate (32.908cm 14.773cm)">
          <draw:text-box>
            <text:p text:style-name="P5">Stage 3</text:p>
          </draw:text-box>
        </draw:frame>
        <draw:custom-shape draw:style-name="gr7" draw:text-style-name="P7" xml:id="id9" draw:id="id9" draw:layer="layout" svg:width="8.255cm" svg:height="3.429cm" svg:x="11.889cm" svg:y="20.767cm">
          <text:p text:style-name="P5"><text:span text:style-name="T1">Arch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7" xml:id="id10" draw:id="id10" draw:layer="layout" svg:width="8.89cm" svg:height="2.286cm" svg:x="11.571cm" svg:y="1.255cm">
          <text:p text:style-name="P5"><text:span text:style-name="T1">JWS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3" draw:layer="layout" draw:type="curve" svg:x1="16.016cm" svg:y1="3.541cm" svg:x2="16.016cm" svg:y2="5.899cm" draw:start-shape="id10" draw:start-glue-point="6" draw:end-shape="id1" draw:end-glue-point="0" svg:d="M16016 3541v2358" svg:viewBox="0 0 1 2359">
          <text:p/>
        </draw:connector>
        <draw:custom-shape draw:style-name="gr9" draw:text-style-name="P8" xml:id="id1" draw:id="id1" draw:layer="layout" svg:width="9.017cm" svg:height="2.521cm" svg:x="11.508cm" svg:y="5.899cm">
          <text:p text:style-name="P5"><text:span text:style-name="T2">DETECTOR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" draw:id="id3" draw:layer="layout" svg:width="6.604cm" svg:height="2.521cm" svg:x="20.469cm" svg:y="10.326cm">
          <text:p text:style-name="P5"><text:span text:style-name="T2">SPEC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2" draw:id="id2" draw:layer="layout" svg:width="6.858cm" svg:height="2.521cm" svg:x="7.091cm" svg:y="10.344cm">
          <text:p text:style-name="P5"><text:span text:style-name="T2">IMAGE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4.953cm" svg:height="2.521cm" svg:x="2.443cm" svg:y="15.143cm">
          <text:p text:style-name="P5"><text:span text:style-name="T2">IMAGE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" draw:id="id7" draw:layer="layout" svg:width="4.953cm" svg:height="2.521cm" svg:x="8.043cm" svg:y="15.143cm">
          <text:p text:style-name="P5"><text:span text:style-name="T2">CORON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6" draw:id="id6" draw:layer="layout" svg:width="4.953cm" svg:height="2.521cm" svg:x="13.54cm" svg:y="15.143cm">
          <text:p text:style-name="P5"><text:span text:style-name="T2">AMI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" draw:id="id5" draw:layer="layout" svg:width="4.953cm" svg:height="2.521cm" svg:x="18.943cm" svg:y="15.143cm">
          <text:p text:style-name="P5"><text:span text:style-name="T2">TSO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4.953cm" svg:height="2.521cm" svg:x="24.416cm" svg:y="15.116cm">
          <text:p text:style-name="P5"><text:span text:style-name="T2">SPEC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2-13T10:43:15.006128432</meta:creation-date>
    <dc:date>2019-05-01T10:19:28.574987818</dc:date>
    <meta:editing-duration>PT6H47M16S</meta:editing-duration>
    <meta:editing-cycles>25</meta:editing-cycles>
    <meta:generator>LibreOffice/5.3.6.1$Linux_X86_64 LibreOffice_project/30$Build-1</meta:generator>
    <dc:creator>Karl Gordon</dc:creator>
    <meta:document-statistic meta:object-count="34"/>
  </office:meta>
</office:document-meta>
</file>